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T1" style:family="text">
      <style:text-properties officeooo:rsid="00156c9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Documentación del Sistema de Recomendaciones</text:span></text:h>
      <text:h text:style-name="Heading_20_4" text:outline-level="4"><text:span text:style-name="Strong_20_Emphasis">Lenguaje de Programación</text:span></text:h>
      <text:p text:style-name="Text_20_body"><text:span text:style-name="Strong_20_Emphasis">Python</text:span>: Python es el lenguaje utilizado para el desarrollo de la API. <text:span text:style-name="T1">ESto</text:span> debido a su simplicidad, legibilidad y amplia comunidad de soporte. Es ideal para el desarrollo rápido de aplicaciones web y tiene una rica biblioteca de módulos y frameworks que facilitan la implementación de funcionalidades complejas.</text:p>
      <text:h text:style-name="Heading_20_4" text:outline-level="4"><text:span text:style-name="Strong_20_Emphasis">Frameworks/Toolkits</text:span></text:h>
      <text:p text:style-name="Text_20_body"><text:span text:style-name="Strong_20_Emphasis">Flask</text:span>: Flask es un microframework de Python para el desarrollo de aplicaciones web. Se seleccionó Flask por su ligereza y flexibilidad, lo que permite crear aplicaciones web simples y eficientes sin la sobrecarga de funcionalidades que otros frameworks más pesados pueden introducir. Flask es adecuado para proyectos pequeños a medianos y proporciona las herramientas necesarias para definir rutas, manejar solicitudes y respuestas, y gestionar configuraciones de manera eficiente.</text:p>
      <text:p text:style-name="Text_20_body"><text:span text:style-name="Strong_20_Emphasis">OpenAI Python Client</text:span>: La librería <text:span text:style-name="Source_20_Text">openai</text:span> de Python se utiliza para interactuar con el modelo de lenguaje de OpenAI (ChatGPT). Permite la integración de funcionalidades avanzadas de inteligencia artificial, facilitando la generación de recomendaciones basadas en el procesamiento del lenguaje natural.</text:p>
      <text:h text:style-name="Heading_20_4" text:outline-level="4"><text:span text:style-name="Strong_20_Emphasis">Tecnología</text:span></text:h>
      <text:p text:style-name="Text_20_body"><text:span text:style-name="Strong_20_Emphasis">JSON</text:span>: El formato JSON se utiliza para almacenar y transmitir las recomendaciones. JSON es un formato ligero de intercambio de datos, fácil de leer y escribir para humanos, y fácil de parsear y generar para las máquinas. Esto lo hace adecuado para la representación de datos en la API.</text:p>
      <text:p text:style-name="Text_20_body"><text:span text:style-name="Strong_20_Emphasis">API REST</text:span>: La API sigue el estilo arquitectónico REST (Representational State Transfer), que es ampliamente utilizado para el desarrollo de servicios web. REST permite la comunicación entre cliente y servidor mediante la utilización de métodos HTTP (GET, POST) y formatos de datos estandarizados (JSON).</text:p>
      <text:h text:style-name="Heading_20_4" text:outline-level="4"><text:span text:style-name="Strong_20_Emphasis">Estándares de Programación (Patrones)</text:span></text:h>
      <text:p text:style-name="Text_20_body"><text:span text:style-name="Strong_20_Emphasis">Separation of Concerns</text:span>: El código está organizado de manera que las responsabilidades están claramente separadas. La configuración de la API, la carga de datos y la lógica de recomendación están distribuidas en secciones distintas del archivo <text:span text:style-name="Source_20_Text">api.py</text:span>.</text:p>
      <text:p text:style-name="Text_20_body"><text:span text:style-name="Strong_20_Emphasis">Error Handling</text:span>: El manejo de errores se realiza mediante el uso de respuestas HTTP adecuadas (códigos de estado y mensajes descriptivos) para informar al cliente sobre problemas específicos, como datos no encontrados o fallos en la comunicación con ChatGPT.</text:p>
      <text:h text:style-name="Heading_20_4" text:outline-level="4"><text:span text:style-name="Strong_20_Emphasis">Organización/Layout de los Proyectos de Código</text:span></text:h>
      <text:p text:style-name="Text_20_body">El código está organizado de manera modular en un solo archivo <text:span text:style-name="Source_20_Text">api.py</text:span>, que incluye:</text:p>
      <text:list text:style-name="L1">
        <text:list-item>
          <text:p text:style-name="P2"><text:span text:style-name="Strong_20_Emphasis">Configuración e inicialización</text:span>: Configuración de la API Key y carga de datos.</text:p>
        </text:list-item>
        <text:list-item>
          <text:p text:style-name="P2"><text:span text:style-name="Strong_20_Emphasis">Rutas y métodos</text:span>: Definición de rutas de la API y manejo de solicitudes HTTP.</text:p>
        </text:list-item>
        <text:list-item>
          <text:p text:style-name="P2"><text:span text:style-name="Strong_20_Emphasis">Lógica de negocio</text:span>: Implementación de la lógica de recomendación tanto para datos estáticos como para ChatGPT.</text:p>
        </text:list-item>
        <text:list-item>
          <text:p text:style-name="P1"><text:span text:style-name="Strong_20_Emphasis">Manejo de errores</text:span>: Captura y respuesta de errores en las solicitudes.</text:p>
        </text:list-item>
      </text:list>
      <text:p text:style-name="Text_20_body"><text:soft-page-break/>Esta organización permite una comprensión y mantenimiento más sencillo del código, ya que cada sección tiene un propósito claro y específico.</text:p>
      <text:h text:style-name="Heading_20_4" text:outline-level="4"><text:span text:style-name="Strong_20_Emphasis">Los Argumentos que Recibe y Responde la API</text:span></text:h>
      <text:list text:style-name="L2">
        <text:list-item>
          <text:p text:style-name="P4"><text:span text:style-name="Strong_20_Emphasis">Método GET</text:span> (<text:span text:style-name="Source_20_Text">/recommendations</text:span>):</text:p>
          <text:list>
            <text:list-item>
              <text:p text:style-name="P5"><text:span text:style-name="Strong_20_Emphasis">Argumentos</text:span>: Ninguno.</text:p>
            </text:list-item>
            <text:list-item>
              <text:p text:style-name="P5"><text:span text:style-name="Strong_20_Emphasis">Respuesta</text:span>: Un JSON con la lista completa de recomendaciones.</text:p>
            </text:list-item>
          </text:list>
        </text:list-item>
      </text:list>
      <text:p text:style-name="P3"/>
      <text:list text:continue-numbering="true" text:style-name="L2">
        <text:list-item>
          <text:p text:style-name="P4"><text:span text:style-name="Strong_20_Emphasis">Método POST</text:span> (<text:span text:style-name="Source_20_Text">/recommend</text:span>):</text:p>
          <text:list>
            <text:list-item>
              <text:p text:style-name="P5"><text:span text:style-name="Strong_20_Emphasis">Argumentos</text:span>:</text:p>
              <text:list>
                <text:list-item>
                  <text:p text:style-name="P5"><text:span text:style-name="Source_20_Text">place</text:span> (opcional): Lugar para el cual se busca una recomendación.</text:p>
                </text:list-item>
                <text:list-item>
                  <text:p text:style-name="P5"><text:span text:style-name="Source_20_Text">genre</text:span> (opcional): Género musical para la recomendación.</text:p>
                </text:list-item>
                <text:list-item>
                  <text:p text:style-name="P5"><text:span text:style-name="Source_20_Text">song</text:span> (opcional): Canción específica para la recomendación.</text:p>
                </text:list-item>
                <text:list-item>
                  <text:p text:style-name="P5"><text:span text:style-name="Source_20_Text">use_chatgpt</text:span> (opcional, valor booleano): Indica si se debe usar ChatGPT para la recomendación.</text:p>
                </text:list-item>
              </text:list>
            </text:list-item>
            <text:list-item>
              <text:p text:style-name="P5"><text:span text:style-name="Strong_20_Emphasis">Respuestas</text:span>:</text:p>
              <text:list>
                <text:list-item>
                  <text:p text:style-name="P5"><text:span text:style-name="Strong_20_Emphasis">Con </text:span><text:span text:style-name="Strong_20_Emphasis"><text:span text:style-name="Source_20_Text">use_chatgpt</text:span></text:span><text:span text:style-name="Strong_20_Emphasis"> como </text:span><text:span text:style-name="Strong_20_Emphasis"><text:span text:style-name="Source_20_Text">True</text:span></text:span>: Recomendación generada por ChatGPT.</text:p>
                </text:list-item>
                <text:list-item>
                  <text:p text:style-name="P4"><text:span text:style-name="Strong_20_Emphasis">Sin </text:span><text:span text:style-name="Strong_20_Emphasis"><text:span text:style-name="Source_20_Text">use_chatgpt</text:span></text:span><text:span text:style-name="Strong_20_Emphasis"> o </text:span><text:span text:style-name="Strong_20_Emphasis"><text:span text:style-name="Source_20_Text">use_chatgpt</text:span></text:span><text:span text:style-name="Strong_20_Emphasis"> como </text:span><text:span text:style-name="Strong_20_Emphasis"><text:span text:style-name="Source_20_Text">False</text:span></text:span>: Recomendación basada en el archivo JSON. Responde con un JSON que contiene la recomendación específica o un mensaje de error si no se encuentran coincidencias.</text:p>
                </text:list-item>
              </text:list>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17:28:57.767438594</meta:creation-date>
    <dc:date>2024-08-29T17:33:15.723694690</dc:date>
    <meta:editing-duration>PT4M18S</meta:editing-duration>
    <meta:editing-cycles>1</meta:editing-cycles>
    <meta:document-statistic meta:table-count="0" meta:image-count="0" meta:object-count="0" meta:page-count="2" meta:paragraph-count="32" meta:word-count="553" meta:character-count="3669" meta:non-whitespace-character-count="3164"/>
    <meta:generator>LibreOffice/24.2.5.2$Linux_X86_64 LibreOffice_project/420$Build-2</meta:generator>
  </office:meta>
</office:document-meta>
</file>